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style:font-name="Arial"/>
    </style:style>
    <style:style style:name="P3" style:family="paragraph" style:parent-style-name="Standard">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U.S. Patent act defines a patent as a novel, useful, and non-obvious tool that can be used to help an expert in a particular field [1]. Patents are also important because they protect the initial investment of resources an inventor makes. But what about patenting a gene? Does patenting a Gene only protect economic return of investment or does it do more than that? The knowledge of a gene can be the difference between life and death for some individual's as genetic information can be used to, research, test and cure cancer. Patents that regulate the widespread use of useful genetic information will impede on science's ability to leverage genetic information during cancer research and treatment. Whether it's testing for the absence of a specific gene like the BRCA1 and BRCA2 genes, or using a gene to neutralize a cancer, genetic patents are economically valuable and corporations are exploiting their value for capital gains at the indirect expense of society's health.</text:p>
      <text:p text:style-name="P3"/>
      <text:p text:style-name="Standard"><text:span text:style-name="T1">Scientist have been patenting natural substances for over 100 years [11]. The first court case dealing with genetic patents was in 1979, Diamond vs. Chakrabarty [10]. The case was concerned with whether or not it was possible to patent a living organism, specifically if you can patent a </text:span><text:span text:style-name="T3">genetically modified</text:span><text:span text:style-name="T1"> organism. The court ruled that “A live, human-made micro-organism is patentable subject matter” [12]. In today's (2012) Genetic fields this ruling is too vague because it does not address the patenting of a subset of an organisms Gene's. In March 2009 the ACLU sued the US patent office and Myriad genetics over genetic patents related to the BRCA1 and BRCA2 breast cancer tests. This case addressed whether a specific gene sequence could be patented and also questioned whether a person could patent a method of diagnostic using an existing natural gene (That is a gene that exists naturally). In 2012 a key guideline was set by a Federal court ruling on the case: Myriad </text:span><text:span text:style-name="T2">can</text:span><text:span text:style-name="T1"> patent isolated DNA sequences that exist inside the human body but Myriad </text:span><text:span text:style-name="T2">cannot</text:span><text:span text:style-name="T1"> patent an innovative diagnostic technique. These were guidelines based on a specific case involving Myriad's BRCA1 and BRCA2 cancer tests, but the court rulings are expected to be applied to a broader range of genetic patent court cases. [2]</text:span></text:p>
      <text:p text:style-name="P3"/>
      <text:p text:style-name="P3">One main criticism of Myriad Genetics has been the cost at which they provide BRCA1 and BRCA2 tests and how they market those tests to physicians [13]. After Myriad lost the method portion of the suite, they increased the cost of their test [3]. Currently, <text:s/>The cost of Myriads BRCA tests are around $3000 [4]. For comparison, Oxford University is proposing to sequence an entire genome for under $1000 [5]. This difference in price should show that Myriad is grossly overcharging for sequencing only part of an individual's genome. They are able to charge this much because they have a strict monopoly on who can preform the test and can charge whatever price they want. Having a patent on a useful gene is highly profitable.</text:p>
      <text:p text:style-name="P3"/>
      <text:p text:style-name="P3">Genetic patents give a patent owner exclusive rights to any technology using the patent. Exclusive rights to a medical process hurts society. Myriad's use of it's BRCA patents should be a warning to society. Corporations <text:span text:style-name="T4">will</text:span> take the opportunity to hold exclusive rights to a lifesaving medical procedure. If a procedure that is deemed necessary for a patients survival, that patient might have no choice when choosing where to get that procedure. </text:p>
      <text:p text:style-name="P2"/>
      <text:p text:style-name="P2">There are a lot of genetic patent. The 'DNA Patent Database' is a web-accessible vault of already patented genes [6]. Gene's that are in this database are owned by a person or a company and theoretically if one of those genes was proven to be useful the company or individual who owned the gene could charge for it's use, just like Myriad. </text:p>
      <text:p text:style-name="P2"><text:soft-page-break/></text:p>
      <text:p text:style-name="P2">Companies that exist solely to own and charge for patents exist and are called Patent Trolls. Pattent Trolls are notorious in the software world for buying a company for the sole purpose of using it's intellectual property to sue another company. Recently, Oracle Corporation (known for it's database and enterprise software solutions) bought Sun Microsystems. Sun was the original developer of Java, a popular programming language. Prior to Oracle's purchase of Sun, the search giant Google used Java in it's mobile operating system Android. Shortly after the acquisition Orcle sued Google over infringing on it's Java Patents. One report estimated that patent trolls in the U.S. have ran up $29Bln in legal fees and related costs [9]. Fundamentally, software is very analogous to genes; where a Gene is made up of a series of four base pairs (A, G, C, and T), software is just a sequence of zeros and ones. Ironically, the exploiting of patents by by patent trolls have been shown to hurt innovation [7]. This is completely orthogonal to the original purpose of a patent.</text:p>
      <text:p text:style-name="P2"/>
      <text:p text:style-name="P2">Patent trolls exist in the field of genetics and are hindering societies access to the most effective medical treatments. An Australian medical diagnostic company Genetic Technologies (GTG) has paired up with IP attorneys in the US to enforce some of their non-coding DNA patents. The targets of their suit are Genetic research labs in the US and possible Europe. Genetic research labs are the sources of new cures and diagnostic techniques for treating cancer. Society is negatively impacted when these labs cannot progress medical science due to hindering patents. Every resource spent fighting these patent cases are resources not spent on research that could save millions of lives.</text:p>
      <text:p text:style-name="P2"/>
      <text:p text:style-name="P2">There are other current examples of Genetic Patent Trolls. Alzheimer's Institute of America (AIA) bought a 1995 patent from Michael Mullan that covered a gene sequence known as the 'Swedish Gene'. The gene is used to cause early onset Alzheimers in lab mice which then can be used as a model to study the disease. In 2012 AIA filed suit against Jackson Laboratory and others on the grounds that they are improperly profiting from the patent they own. A lot of scientific resources (money) will need to be allocated to fight this lawsuit, resources that could be used to further research Alzheimers [8]. If AIA wins the suite and stop labs from using the gene, any progress that would have been enabled by the gene carrying mice would be lost. Society benefits from advances made in research labs like Jackson Laboratory. Slowing the work of these labs by forcing them to fight patent law suites indirectly takes away from research that could help dampen the effects of Alzheimer's on society.</text:p>
      <text:p text:style-name="P1"><text:span text:style-name="T1"/></text:p>
      <text:p text:style-name="Standard"/>
      <text:p text:style-name="Standard">[1] <text:a xlink:type="simple" xlink:href="http://blogs.scientificamerican.com/guest-blog/2012/04/03/are-dna-patents-doomed/"><text:span text:style-name="T1">http://blogs.scientificamerican.com/guest-blog/2012/04/03/are-dna-patents-doomed/</text:span></text:a></text:p>
      <text:p text:style-name="Standard"><text:span text:style-name="T1">[2] <text:s/></text:span><text:a xlink:type="simple" xlink:href="http://articles.latimes.com/2012/aug/17/news/la-heb-myriad-breast-cancer-patent-q-a-20120817"><text:span text:style-name="T1">http://articles.latimes.com/2012/aug/17/news/la-heb-myriad-breast-cancer-patent-q-a-20120817</text:span></text:a></text:p>
      <text:p text:style-name="Standard"><text:span text:style-name="T1">[3] </text:span><text:a xlink:type="simple" xlink:href="http://www.genomicslawreport.com/index.php/2011/03/01/how-will-myriad-respond-to-the-next-generation-of-brca-testing/"><text:span text:style-name="T1">http://www.genomicslawreport.com/index.php/2011/03/01/how-will-myriad-respond-to-the-next-generation-of-brca-testing/</text:span></text:a></text:p>
      <text:p text:style-name="Standard"><text:span text:style-name="T1">[4] <text:s/></text:span><text:a xlink:type="simple" xlink:href="http://www.nytimes.com/2011/08/25/business/despite-gene-patent-victory-myriad-genetics-faces-challenges.html?pagewanted=all&amp;_r=0"><text:span text:style-name="T1">http://www.nytimes.com/2011/08/25/business/despite-gene-patent-victory-myriad-genetics-faces-challenges.html?pagewanted=all&amp;_r=0</text:span></text:a></text:p>
      <text:p text:style-name="Standard"><text:span text:style-name="T1">[5] <text:s/></text:span><text:a xlink:type="simple" xlink:href="http://www.bloomberg.com/news/2012-02-17/oxford-nanopore-plans-portable-gene-sequencing-device.htm"><text:span text:style-name="T1">http://www.bloomberg.com/news/2012-02-17/oxford-nanopore-plans-portable-gene-sequencing-device.htm</text:span></text:a></text:p>
      <text:p text:style-name="Standard"><text:span text:style-name="T1">[6] </text:span><text:a xlink:type="simple" xlink:href="http://dnapatents.georgetown.edu/"><text:span text:style-name="T1">http://dnapatents.georgetown.edu/</text:span></text:a></text:p>
      <text:p text:style-name="Standard"><text:soft-page-break/><text:span text:style-name="T1">http://www.bloomberg.com/news/2012-09-10/fumbled-dna-tests-mean-peril-for-breast-cancer-patients.html[7] <text:s/></text:span><text:a xlink:type="simple" xlink:href="http://www.techdirt.com/articles/20120915/01425620391/patent-trolls-causing-serious-problems-startups.shtml"><text:span text:style-name="T1">http://www.techdirt.com/articles/20120915/01425620391/patent-trolls-causing-serious-problems-startups.shtml</text:span></text:a></text:p>
      <text:p text:style-name="Standard"><text:span text:style-name="T1">[8] </text:span><text:a xlink:type="simple" xlink:href="http://www.nature.com/news/2011/110405/full/472020a.html"><text:span text:style-name="T1">http://www.nature.com/news/2011/110405/full/472020a.html</text:span></text:a></text:p>
      <text:p text:style-name="Standard"><text:span text:style-name="T1">[9] </text:span><text:a xlink:type="simple" xlink:href="http://www.bbc.co.uk/news/technology-18598559"><text:span text:style-name="T1">http://www.bbc.co.uk/news/technology-18598559</text:span></text:a></text:p>
      <text:p text:style-name="Standard"><text:span text:style-name="T1">[10] </text:span><text:a xlink:type="simple" xlink:href="http://digital-law-online.info/cases/206PQ193.htm"><text:span text:style-name="T1">http://digital-law-online.info/cases/206PQ193.htm</text:span></text:a></text:p>
      <text:p text:style-name="Standard"><text:span text:style-name="T1">[11] </text:span><text:a xlink:type="simple" xlink:href="http://www.shpoonkle.com/en/briefs?keyed=Parke-Davis-Co-v-H-K-Mulford-Co"><text:span text:style-name="T1">http://www.shpoonkle.com/en/briefs?keyed=Parke-Davis-Co-v-H-K-Mulford-Co</text:span></text:a></text:p>
      <text:p text:style-name="Standard"><text:span text:style-name="T1">[12] </text:span><text:a xlink:type="simple" xlink:href="http://caselaw.lp.findlaw.com/cgi-bin/getcase.pl?court=us&amp;vol=447&amp;invol=303"><text:span text:style-name="T1">http://caselaw.lp.findlaw.com/cgi-bin/getcase.pl?court=us&amp;vol=447&amp;invol=303</text:span></text:a></text:p>
      <text:p text:style-name="Standard"><text:span text:style-name="T1">[13] http://www.bloomberg.com/news/2012-09-10/fumbled-dna-tests-mean-peril-for-breast-cancer-patient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12T15:34:22</meta:creation-date>
    <dc:date>2012-11-12T17:52:10</dc:date>
    <dc:creator>Jacques Uber</dc:creator>
    <meta:editing-duration>PT55M56S</meta:editing-duration>
    <meta:editing-cycles>2</meta:editing-cycles>
    <meta:generator>LibreOffice/3.4$Unix LibreOffice_project/340m1$Build-502</meta:generator>
    <meta:document-statistic meta:table-count="0" meta:image-count="0" meta:object-count="0" meta:page-count="3" meta:paragraph-count="21" meta:word-count="1120" meta:character-count="7772" meta:non-whitespace-character-count="6666"/>
  </office:meta>
</office:document-meta>
</file>